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2"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3"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loext:opacity="1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7.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7.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aeon3odt-L-0.99.0.oxt&#13;Update file created : aeon3odt-L.update.xml&#13;&#13;07.10.2021 22:17:18&#13;&#13;__ Compilation of the extension &quot;For all users&quot; __&#13;&#13;&#13;Extension package created : aeon3odt-Ls-0.99.0.oxt&#13;Update file created : aeon3odt-Ls.update.xml&#13;&#13;07.10.2021 22:17:2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aeon3odt</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016855162360174325"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763955933725854758" text:style-name="L2">
        <text:list-item>
          <text:p text:style-name="P44">Version 2.1.2 :</text:p>
        </text:list-item>
      </text:list>
      <text:list xml:id="list3175125754081702304" text:style-name="L3">
        <text:list-item>
          <text:list>
            <text:list-item>
              <text:p text:style-name="P45">Localized help : resolved non-functional hyperlink due to API incompatibility introduced by Apache OpenOffice 4.1 (and LibreOffice 4.0).</text:p>
            </text:list-item>
          </text:list>
        </text:list-item>
      </text:list>
      <text:list xml:id="list42410150" text:continue-list="list5763955933725854758" text:style-name="L2">
        <text:list-item>
          <text:p text:style-name="P44">Version 2.1.1 :</text:p>
        </text:list-item>
      </text:list>
      <text:list xml:id="list8873145853472500093"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42385209" text:continue-list="list42410150" text:style-name="L2">
        <text:list-item>
          <text:p text:style-name="P44">Version 2.1.0 :</text:p>
        </text:list-item>
      </text:list>
      <text:list xml:id="list2375712269254942945"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42385812" text:continue-list="list42385209" text:style-name="L2">
        <text:list-item>
          <text:p text:style-name="P44">Version 2.0.0 :</text:p>
        </text:list-item>
      </text:list>
      <text:list xml:id="list1299901228840673176"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42385664" text:continue-list="list42385812" text:style-name="L2">
        <text:list-item>
          <text:p text:style-name="P44">Version 1.5.3 :</text:p>
        </text:list-item>
      </text:list>
      <text:list xml:id="list2324648773730332561"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937505420692910334"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eon3odt</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6" svg:width="0.802cm" svg:height="0.451cm" svg:x="2.3cm" svg:y="0.199cm" draw:control="control1"/><draw:control text:anchor-type="paragraph" draw:z-index="4" draw:name="Form2"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6" svg:width="0.802cm" svg:height="0.451cm" svg:x="2.304cm" svg:y="0.199cm" draw:control="control3"/><draw:control text:anchor-type="paragraph" draw:z-index="6" draw:name="Form4"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7"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6" svg:width="0.802cm" svg:height="0.451cm" svg:x="2.33cm" svg:y="0.199cm" draw:control="control6"/><draw:control text:anchor-type="paragraph" draw:z-index="11" draw:name="Form8"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6" svg:width="0.802cm" svg:height="0.451cm" svg:x="2.33cm" svg:y="0.199cm" draw:control="control8"/><draw:control text:anchor-type="paragraph" draw:z-index="13" draw:name="Form10"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6" svg:width="0.802cm" svg:height="0.451cm" svg:x="2.33cm" svg:y="0.199cm" draw:control="control11"/><draw:control text:anchor-type="paragraph" draw:z-index="18" draw:name="Form14"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8"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905921253710682646"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389584783988847999"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700078649344290820"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625348181093095682"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872467581543881966"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4338099876197526741"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110321838095059241"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203488795739454588"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536492711853987411" text:style-name="L17">
        <text:list-item>
          <text:p text:style-name="P59">Arg1 : <text:span text:style-name="InstructionMacro">String</text:span> : mandatory, type of control used for the button</text:p>
        </text:list-item>
      </text:list>
      <text:list xml:id="list1506766680815909552"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600916268292037953"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805294655934975560"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655217068263381855"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004080434502981050"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45300637310930921"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579835589269208580"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999868173276645157"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55010471023973151"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666255514484627870"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46326189788859032"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658594921828853007"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567712841837754921"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99384252832747115"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036752000083041888"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916806601737206862"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560163344975317306"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aeon3odt</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Aeon Timeline 3 project data import</text:p>
      <text:p text:style-name="tooltipLang"><text:bookmark-start text:name="__RefHeading__44467_325084090"/>Tooltip de<text:bookmark-end text:name="__RefHeading__44467_325084090"/></text:p>
      <text:p text:style-name="descrText">Aeon Timeline 3 Projektdaten im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Aeon Timeline 3 project data import</text:span><text:line-break/> <text:line-break/><text:soft-page-break/>Aeon Timeline 3 project data import.<text:line-break/> <text:line-break/>Import from Aeon Timeline 3 project:<text:line-break/>- Synopses of the narrative part.<text:line-break/><text:line-break/>Adds a submenu in the "File" menu.</text:p>
      <text:p text:style-name="descrLang"><text:bookmark-start text:name="__RefHeading__78156_325084090"/>Description de<text:bookmark-end text:name="__RefHeading__78156_325084090"/></text:p>
      <text:p text:style-name="descrText">Aeon Timeline 3 Projektdaten importieren.<text:line-break/><text:line-break/>Aus einem Aeon Timeline 3 Projekt importieren:<text:line-break/>- Zusammenfassungen von Kapiteln und Szen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458299598512496351"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17579999115753210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36220030569387908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79806110903111863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4240520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06314407623566460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653984489865412653"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64234161281016314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1</dc:date>
     <text:p>internal</text:p>
     <text:p>Page2</text:p>
     <text:p/>
    </office:annotation>Paragraph styles</text:p>
      <text:p text:style-name="P28"><office:annotation>
     <dc:creator>BM</dc:creator>
     <dc:date>2008-03-13T00:00:00.91</dc:date>
     <text:p>internal</text:p>
     <text:p>Page7</text:p>
     <text:p/>
    </office:annotation>Hyperlinks</text:p>
      <text:p text:style-name="hlp_5f_paragraph"><text:span text:style-name="T14"><office:annotation>
      <dc:creator>BM</dc:creator>
      <dc:date>2008-03-13T00:00:00.91</dc:date>
      <text:p>internal</text:p>
      <text:p>Page3</text:p>
      <text:p/>
     </office:annotation></text:span><text:span text:style-name="T14">Text formatting</text:span></text:p>
      <text:p text:style-name="P28"><office:annotation>
     <dc:creator>BM</dc:creator>
     <dc:date>2008-03-26T00:00:00.9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2</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2</dc:date>
     <text:p>external</text:p>
     <text:p>text/swriter/main0210.xhp</text:p>
     <text:p/>
    </office:annotation><text:span text:style-name="T14">Preview topic</text:span> </text:p>
      <text:p text:style-name="hlp_5f_paragraph">This hyperlink displays <text:s/><office:annotation>
     <dc:creator>BM</dc:creator>
     <dc:date>2008-03-15T00:00:00.9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397592" text:continue-list="list917579999115753210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2385862" text:continue-list="list4240520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4</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94</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94</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42383383" text:continue-list="list4239759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eon3odt</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aeon3odt extension for LibreOffice: Import Aeon timeline 3 project data</text:p>
      <text:p text:style-name="hlp_5f_head2">Synopsis</text:p>
      <text:p text:style-name="hlp_5f_head3">Load Aeon 3 narrative chapter and scene descriptions into an OpenDocument text file.</text:p>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eon3odt</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6" meta:word-count="13255" meta:character-count="8211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aeon3odt", "0.99.0") 

  setExtensionDescription("en, de")
  setDisplayName("en", "aeon3odt - Aeon Timeline 3 project data import.")
  setDisplayName("de", "aeon3odt - Aeon Timeline 3 Projektdaten importieren.")
  setTooltip("en, de", "en") ' deprecated ! starting from 3.1,use instead setExtensionDescription
  
  setPublisherName("en", "Peter Triesberger", "https://github.com/peter88213")
  setLicense("en")

  beginUpdateInformation("direct", "direct") 
	setUpdateSource("https://raw.githubusercontent.com/peter88213/aeon3odt/main/", "https://raw.githubusercontent.com/peter88213/aeon3odt/main/dist/")
  endUpdateInformation
  
endDescription  



beginAnnexes 
  useLibrary("Python", "aeon3odt/")
endAnnexes

beginAddonUI


  beginOfficeHelp
	   beginTitles
	  	setTitle("Aeon Timeline 3 import Help", "en")
    	setTitle("Aeon Timeline 3 import Hilfe", "de")
      endTitles
      setURL("Python", "help/help.py", "show_help")
  endOfficeHelp

  beginOfficeMenuBarMerging  

    beginMergeInstruction("StartModule, Writer, Calc")
    
      setMergePoint(".uno:PickList\.uno:Save", "AddBefore", "Ignore")
      
      beginMergeItems
      
        addSeparator
        
        beginMenu

          beginTitles
	        setTitle("Aeon Timeline 3 import")
          endTitles
		  
          beginMenuItems
      
			beginCommand
		           beginTitles
			 	    setTitle("Full synopsis", "en")
		           endTitles
		           setURL("Python", "aeon3odt/cnvaeon.py", "get_scenedesc")
			endCommand
		
			beginCommand
		           beginTitles
			 	    setTitle("Brief synopsis", "en")
		           endTitles
		           setURL("Python", "aeon3odt/cnvaeon.py", "get_chapterdesc")
			endCommand
				      	
			beginCommand
		           beginTitles
			 	    setTitle("Very brief synopsis", "en")
		           endTitles
		           setURL("Python", "aeon3odt/cnvaeon.py", "get_partdesc")
			endCommand
				      	
			beginCommand
		           beginTitles
			 	    setTitle("Character sheets", "en")
		           endTitles
		           setURL("Python", "aeon3odt/cnvaeon.py", "get_chardesc")
			endCommand
		
			beginCommand
		           beginTitles
			 	    setTitle("Location sheets", "en")
		           endTitles
		           setURL("Python", "aeon3odt/cnvaeon.py", "get_locdesc")
			endCommand
			
			beginCommand
		           beginTitles
			 	    setTitle("Project report", "en")
		           endTitles
		           setURL("Python", "aeon3odt/cnvaeon.py", "get_report")
			endCommand
		
			addSeparator

			beginCommand
	            beginTitles
			 	    setTitle("Help", "en")
			        setTitle("Hilfe", "de")
	            endTitles
	            setURL("Python", "help/help.py", "show_help")
			endCommand				


          endMenuItems          
        
        endMenu        

        addSeparator
        
      endMergeItems
      
    endMergeInstruction

  endOfficeMenuBarMerging


  beginAddonMenu

    beginMenu

      beginTitles
	      setTitle("Aeon Timeline 3 import")
      endTitles

      beginMenuItems
   
		beginCommand
	           beginTitles
		 	    setTitle("Full synopsis", "en")
	           endTitles
	           setURL("Python", "aeon3odt/cnvaeon.py", "get_scenedesc")
		endCommand
	
		beginCommand
	           beginTitles
		 	    setTitle("Brief synopsis", "en")
	           endTitles
	           setURL("Python", "aeon3odt/cnvaeon.py", "get_chapterdesc")
		endCommand
			      	
		beginCommand
	           beginTitles
		 	    setTitle("Very brief synopsis", "en")
	           endTitles
	           setURL("Python", "aeon3odt/cnvaeon.py", "get_partdesc")
		endCommand
			      	
		beginCommand
	           beginTitles
		 	    setTitle("Character sheets", "en")
	           endTitles
	           setURL("Python", "aeon3odt/cnvaeon.py", "get_chardesc")
		endCommand
	
		beginCommand
	           beginTitles
		 	    setTitle("Location sheets", "en")
	           endTitles
	           setURL("Python", "aeon3odt/cnvaeon.py", "get_locdesc")
		endCommand
		
		beginCommand
	           beginTitles
		 	    setTitle("Project report", "en")
	           endTitles
	           setURL("Python", "aeon3odt/cnvaeon.py", "get_report")
		endCommand

       	addSeparator

		beginCommand
            beginTitles
		 	    setTitle("Help", "en")
		        setTitle("Hilfe", "de")
            endTitles
            setURL("Python", "help/help.py",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